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1633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3dd" style:font-weight-asian="bold" style:font-weight-complex="bold"/>
    </style:style>
    <style:style style:name="T3" style:family="text">
      <style:text-properties officeooo:rsid="001633d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33dd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DE 1 : CAPA</text:p>
      <text:p text:style-name="P1"/>
      <text:p text:style-name="Standard"><text:span text:style-name="T3">N</text:span>estes próximos slides irei falar sobre o trabalho desenvolvido ao longo do meu estágio. </text:p>
      <text:p text:style-name="Standard"/>
      <text:p text:style-name="Standard"/>
      <text:p text:style-name="P1">SLIDE 2 : INTRODUÇÃO</text:p>
      <text:p text:style-name="Standard"/>
      <text:p text:style-name="Standard"><text:span text:style-name="T3">O</text:span> trabalho ao longo do estágio pode ser divido, a um nivel macroscópico, em 3 fases. </text:p>
      <text:p text:style-name="Standard"><text:span text:style-name="T3">A</text:span> primeira fase consistiu na familiarização com as ferramentas que viriam a ser usadas mais para a frente. <text:span text:style-name="T3">A</text:span> segunda fase consisitiu no estudo do problema em questão. <text:span text:style-name="T3">A</text:span> terceira fase na utilização das ferramentas para a resolução do problema. </text:p>
      <text:p text:style-name="Standard"/>
      <text:p text:style-name="Standard"/>
      <text:p text:style-name="P2"><text:span text:style-name="T1">SLIDE 3 : FERRAMENTAS</text:span></text:p>
      <text:p text:style-name="Standard"/>
      <text:p text:style-name="Standard"><text:span text:style-name="T3">Inicialmente, f</text:span>oi feita uma revisão de github e <text:s/>estudo e instalação do docker para instalar postgresql num container. </text:p>
      <text:p text:style-name="Standard"/>
      <text:p text:style-name="Standard"/>
      <text:p text:style-name="P1">SLIDE 4 : ESTUDO DO PROBLEMA OCP E OCDS</text:p>
      <text:p text:style-name="Standard"/>
      <text:p text:style-name="P3"><text:span text:style-name="T3">O</text:span> estudo do problema consistiu um duas partes. </text:p>
      <text:p text:style-name="P3"><text:span text:style-name="T3">N</text:span>a primeira parte foi feita uma pesquisa sobre o estado da arte no combate à fraude e corrupção através da consulta do site da open contracting partnership e leitura do manual red flags for integrity. <text:span text:style-name="T3">N</text:span>este documento são apresentadas as vantagens e objetivos da contratação <text:s/>aberta ( promover integridade, melhorar competição entre empresas, maior justiça e melhoria do serviço contratado), as etapas do procedimento de public procurement (planeamento, proposta, concessão, contrato e implementação), o que é uma red flag, o que não é uma red flag e os tipos de esquema ilicito ( corrupção, fraude, coação e fraude em licitação). </text:p>
      <text:p text:style-name="Standard"/>
      <text:p text:style-name="Standard"/>
      <text:p text:style-name="P1">SLIDE 5 : ESUTDO DO PROBLEMA CCP</text:p>
      <text:p text:style-name="Standard"/>
      <text:p text:style-name="Standard"><text:span text:style-name="T3">F</text:span>oi necessária alguma familiarização com o código dos contratos publicos para saber os tipos e subtipos de procedimentos ( contratacao fechada : ajustes diretos e consultas previas | concursos abertos : concurso publico, diálogo concorrencial, concurso limitado por previa qualificacao ), os tipos de contrato ( dividem se em dois grandes subgrupos – bens e serviços, empreitadas ), os valores máximos impostos por lei consoante o tipo de contrato e o critério e os prazos legais para apresentação de propostas. </text:p>
      <text:p text:style-name="Standard"/>
      <text:p text:style-name="Standard"/>
      <text:p text:style-name="P1">SLIDE 6 : APLICAÇÃO – SPREADSHEET</text:p>
      <text:p text:style-name="Standard"/>
      <text:p text:style-name="Standard"><text:span text:style-name="T3">N</text:span>a secção da documentação do site da <text:span text:style-name="T3">OCP</text:span> podemos aceder a uma folha de excel que diz respeito a um conjunto de 73 flags referentes às diferentes etapas do processo de public procurement. <text:span text:style-name="T3">A</text:span> primeira tarefa foi verificar quais destas flags poderiam ser utilizadas para o conjunto de contratos publicos presentes na base de dados e que <text:span text:style-name="T3">estivessem de acordo</text:span> <text:span text:style-name="T3">com o</text:span> <text:span text:style-name="T3">CCP</text:span>. <text:s/><text:span text:style-name="T3">D</text:span>epois disso, foram classificadas as flags <text:s/>selecionadas em facilidade de implementação e valor para filtrar as <text:span text:style-name="T3">flags com maior importância. </text:span></text:p>
      <text:p text:style-name="Standard"/>
      <text:p text:style-name="Standard"/>
      <text:p text:style-name="P1"/>
      <text:p text:style-name="P1"><text:soft-page-break/>SLIDE 7 : APLICAÇÃO – LISTA DE FLAGS</text:p>
      <text:p text:style-name="Standard"/>
      <text:p text:style-name="Standard"><text:span text:style-name="T3">A</text:span>s flags selecionadas da lista foram as seguintes e, até ao momento, estão concluídas 5 de 9. </text:p>
      <text:p text:style-name="Standard"/>
      <text:p text:style-name="Standard"/>
      <text:p text:style-name="P1">SLIDE 8 : APLICAÇÃO – LISTA DE FLAGS EXTRA</text:p>
      <text:p text:style-name="Standard"/>
      <text:p text:style-name="Standard"><text:span text:style-name="T3">F</text:span>oram implementadas algumas flags, que não se encontram na folha de excel, <text:s/><text:span text:style-name="T3">e que foram </text:span>baseadas no ccp.</text:p>
      <text:p text:style-name="Standard"/>
      <text:p text:style-name="Standard"/>
      <text:p text:style-name="P1">SLIDE 9 : FLAG R031</text:p>
      <text:p text:style-name="Standard"/>
      <text:p text:style-name="Standard"><text:span text:style-name="T3">A</text:span> primeira flag a ser contruída foi esta. <text:span text:style-name="T3">O</text:span> objetivo passa por verificar se o preço contratual – é a proposta/bid vencedora ( nao ha acesso a todas as bids, só a vencedora ) - se encontra numa vizinhança <text:span text:style-name="T3">em torno </text:span>do preço base. </text:p>
      <text:p text:style-name="Standard"><text:span text:style-name="T3">P</text:span>ara isso, para cada contrato em concursos publicos pertencente à base de dados, é comparado o valor do preço contratual e o valor do preço base, quantidades presentes nas respetivas colunas. <text:span text:style-name="T3">P</text:span>ara tal, é preciso definir uma treshold que consiste na distância máxima permitida. <text:span text:style-name="T3">N</text:span>este caso é epsilon. <text:span text:style-name="T3">S</text:span>e o preço contratual pertencer ao intervalo definido, é ativada a flag. <text:span text:style-name="T3">C</text:span>aso contrário, é analisado o próximo contrato. <text:span text:style-name="T3">A</text:span> flag também é ativada na eventualidade de o preço contratual ser superior ao preço base. </text:p>
      <text:p text:style-name="Standard"/>
      <text:p text:style-name="Standard"/>
      <text:p text:style-name="P1">SLIDE 10 : FLAG R031 </text:p>
      <text:p text:style-name="Standard"/>
      <text:p text:style-name="P3"><text:span text:style-name="T3">N</text:span>uma primeira instancia foi criada uma função em python chamada <text:span text:style-name="T1">cpv_cpub</text:span> que tem como input os primeiros dois digitos do cpv desejado e retorna todos os ids dos contratos cujo cpv comece por esses digitos. <text:span text:style-name="T3">D</text:span>e seguida, esses ids são dados como input à função <text:span text:style-name="T1">contratos</text:span> <text:s/>que retorna uma dataframe com todas as colunas e linhas da base de dados original que dizem respeito a estes mesmos cpvs. <text:span text:style-name="T3">P</text:span>or fim, foi construida uma primeira função python, <text:span text:style-name="T1">redflag</text:span>, que realiza as comparações apresentadas no slide anterior. </text:p>
      <text:p text:style-name="P3"><text:span text:style-name="T3">C</text:span>ontudo, ao fazer uma representação gráfica dos preços bases e contratuais, contatou-se que existem contratos cujo valor do preço base é <text:span text:style-name="T3">substancialmente</text:span> superior ao valor do preço contratual, e que em muitos contratos o valor do preço base é exatamente o mesmo. </text:p>
      <text:p text:style-name="Standard"/>
      <text:p text:style-name="Standard"/>
      <text:p text:style-name="P1">SLIDE 11 : FLAG R031 LOTES</text:p>
      <text:p text:style-name="Standard"/>
      <text:p text:style-name="Standard"><text:span text:style-name="T3">E</text:span>ste facto deve-se à adjudicação por lotes. <text:span text:style-name="T3">I</text:span>sto acontece quando um concurso publico é divido em várias partes – os lotes – havendo várias adjudicações e, consequentemente, várias celebrações de contratos. </text:p>
      <text:p text:style-name="P3"><text:span text:style-name="T3">N</text:span>a seguinte tabela encontra-se um exemplo de uma concurso publico adjuicado por lotes. <text:span text:style-name="T3">P</text:span>ara cada lote é celebrado um contrato com um id <text:s/>e preço contratual associado únicos. <text:span text:style-name="T3">C</text:span>ontudo, todos os lotes partilham o mesmo número de anúncio e o mesmo preço base. </text:p>
      <text:p text:style-name="P3"><text:span text:style-name="T3">N</text:span>a realidade, o preço base não é o mesmo para todos os lotes. <text:span text:style-name="T3">C</text:span>ada lote tem um preço base associado. <text:span text:style-name="T3">C</text:span>ontudo, na base de dados o preço base é o mesmo para todos os lotes. 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SLIDE 12 : R031 FLAG LOTES</text:p>
      <text:p text:style-name="Standard"/>
      <text:p text:style-name="Standard"><text:span text:style-name="T3">A</text:span>ssim, de forma a incluir a adjudicação por lotes nesta flag, foi preciso redefinir a flag anteriormente construída. <text:span text:style-name="T3">P</text:span>ara isso, desta vez, é fornecido o conjunto de contratos de uma vez na forma de dataframe, um array com os preços contratuais e outro com os preços bases, associados a cada contrato da dataframe. <text:span text:style-name="T3">P</text:span>ara <text:span text:style-name="T3">cada</text:span> contrato vão ser feitas as comparações enunciadas anteriomente. <text:span text:style-name="T3">C</text:span>ontudo, é adicionado uma passo extra. <text:span text:style-name="T3">V</text:span>ai ser calculado o rácio entre o preço base e o preço contratual. <text:span text:style-name="T3">Se</text:span> este rácio for superior a um determinado valor, entra-se num novo processo. <text:span text:style-name="T3">P</text:span>ara esse mesmo contrato, é identificado o número de anúncio. <text:span text:style-name="T3">D</text:span>e seguida, são selecionados todos os contratos com esse mesmo número de anúncio. <text:span text:style-name="T3">S</text:span>ão somados todos os preços contratuais de todos os contratos com esse mesmo número de anúncio e, o resultado final é comparado com o preço base. <text:span text:style-name="T3">S</text:span>e o valor da soma dos preços contratuais calhar num intervalo em torno do preço base, é disparada uma flag. <text:span text:style-name="T3">C</text:span>aso contrário, são analisados os restantes contratos. </text:p>
      <text:p text:style-name="Standard"/>
      <text:p text:style-name="Standard"/>
      <text:p text:style-name="Standard"/>
      <text:p text:style-name="P1">SLIDE 13 NOVO : </text:p>
      <text:p text:style-name="Standard"/>
      <text:p text:style-name="Standard"><text:span text:style-name="T3">P</text:span>ara as flags que se seguem foram construídas duas tabelas a partir da tabela original de dados, em postgresql. <text:span text:style-name="T3">U</text:span>ma das tabelas diz respeito ao conjunto de concursos publicos e todas as colunas que apresentam maior importância. <text:span text:style-name="T3">O</text:span>utra tabela diz respeito apenas a ajustes diretos e inclui todas as colunas que apresentam maior importância. </text:p>
      <text:p text:style-name="Standard"/>
      <text:p text:style-name="Standard"/>
      <text:p text:style-name="P1">SLIDE 14 : R003 </text:p>
      <text:p text:style-name="Standard"/>
      <text:p text:style-name="Standard"><text:span text:style-name="T3">P</text:span>ara esta flag, pretende-se identificar todos os contratos, dentro dos concursos publicos, cujo tempo de apresentação de propostas seja demasiado curto. <text:span text:style-name="T3">D</text:span>e acordo com o ccp, os prazos mínimos para os concursos publicos em regime geral são os que estão apresentados nesta tabela. <text:span text:style-name="T3">P</text:span>ara bens e serviços o prazo mínimo de apresentação de propostas é de 6 dias. <text:span text:style-name="T3">P</text:span>ara empreitadas de obras públicas é de 14 dias.</text:p>
      <text:p text:style-name="Standard"/>
      <text:p text:style-name="P3"><text:span text:style-name="T3">P</text:span>ara isso, é preciso identificar os contratos a partir do tipo de contrato. <text:span text:style-name="T3">A</text:span> coluna <text:span text:style-name="T1">contract</text:span><text:span text:style-name="T2">T</text:span><text:span text:style-name="T1">ypes</text:span> é composta, na sua maioria, pelas seguintes categorias. <text:span text:style-name="T3">D</text:span>e seguida, foi criada uma nova coluna, <text:span text:style-name="T1">tipocontrato</text:span>, que contém apenas dois valores : <text:span text:style-name="T5">E</text:span><text:span text:style-name="T4">mpreitadas</text:span> ou <text:span text:style-name="T5">B</text:span><text:span text:style-name="T4">ens e </text:span><text:span text:style-name="T5">S</text:span><text:span text:style-name="T4">erviços</text:span>. <text:span text:style-name="T3">P</text:span>ara cada contrato da tabela, se a palavra obra ou empreitada aparecer na coluna <text:span text:style-name="T1">contract</text:span><text:span text:style-name="T2">T</text:span><text:span text:style-name="T1">ypes</text:span>, é atribuída à coluna <text:span text:style-name="T1">tipocontrato</text:span> o valor de <text:span text:style-name="T5">E</text:span><text:span text:style-name="T4">mpreitadas</text:span>. <text:span text:style-name="T3">C</text:span>aso contrário, é atribuído o valor de <text:span text:style-name="T5">B</text:span><text:span text:style-name="T4">ens e </text:span><text:span text:style-name="T5">S</text:span><text:span text:style-name="T4">erviços</text:span>. <text:span text:style-name="T3">P</text:span>or fim, através duma query em postgresql, facilmente se filtram os contratos que não respeitam o prazo mínimo de apresentação de propostas consoante o tipo de contrato. </text:p>
      <text:p text:style-name="Standard"/>
      <text:p text:style-name="Standard"/>
      <text:p text:style-name="P2"><text:span text:style-name="T1">SLIDE 15 : R018</text:span></text:p>
      <text:p text:style-name="Standard"/>
      <text:p text:style-name="Standard"><text:span text:style-name="T3">P</text:span>ara este indicador, pretende-se identificar todos os concursos públicos em que apenas se candidate uma empresa. <text:span text:style-name="T3">T</text:span>endo em conta que a coluna referente às entidades concorrentes é da forma que se encontra n<text:span text:style-name="T3">esta</text:span> tabela, foi preciso criar uma nova coluna, <text:span text:style-name="T1">nr_entidadesconcorrentes</text:span>, que contivesse apenas o número de entidades concorrentes. <text:span text:style-name="T3">I</text:span>sso foi feito através uma query em sql que conta o número de elementos separados pelo separador |||. É, também, adicionado um valor 1 porque, por default, a entidade vencedora não é incluída nas entidades concorrentes. <text:span text:style-name="T3">A</text:span>ssim, já é possível selecionar todos os concursos públicos em que haja apenas uma entidade concorrente, como se pode ver por esta query. </text:p>
      <text:p text:style-name="Standard"/>
      <text:p text:style-name="Standard"><text:soft-page-break/></text:p>
      <text:p text:style-name="Standard"/>
      <text:p text:style-name="P1">SLIDE 16 : R019</text:p>
      <text:p text:style-name="Standard"/>
      <text:p text:style-name="Standard"><text:span text:style-name="T3">E</text:span>sta flag foi construída <text:span text:style-name="T3">na sequência da </text:span>contrução da flag anterior. <text:span text:style-name="T3">C</text:span>ontudo, neste indicador foram incluídos alguns passos extra. </text:p>
      <text:p text:style-name="Standard"><text:span text:style-name="T3">T</text:span>endo em conta que a natureza dos concursos publicos é diferente – existem concursos mais especializados e outros mais abrangentes – foi preciso introduzir alguma granularidade. <text:span text:style-name="T3">P</text:span>ara isso, os concursos públicos vão ser todos subdividos pelos primeiros dois digitos do cpv. </text:p>
      <text:p text:style-name="Standard"><text:span text:style-name="T3">F</text:span>oi construída uma tabela auxiliar – <text:span text:style-name="T2">cpv_stat </text:span><text:span text:style-name="T3">- </text:span>composta pelas seguintes colunas : os primeiros dois digitos de cada cpv ( 46 categorias ), o número de entidades concorrentes total <text:s/>de entre todos os concuros para a respetiva categoria de cpv, o número total de contratos, o valor médio de entidades concorrentes e desvio padrão, q1, q2, q3, mínimo e máximo associados. </text:p>
      <text:p text:style-name="Standard"><text:span text:style-name="T3">D</text:span>esta forma, já é possível construir este indicador. <text:span text:style-name="T3">P</text:span>ara cada contrato é identificado o número de entidades concorrentes e os primeiros dois digitos do cpv. <text:span text:style-name="T3">D</text:span>e seguida, é verificado na tabela auxiliar, o valor médio de numero de entidades concorrentes para essa categoria de cpv. <text:span text:style-name="T3">P</text:span>or fim é comparado o numero de entidades concorrentes com o respetivo valor médio. <text:span text:style-name="T3">S</text:span>e o número de entidades concorrentes for inferior à metade do valor médio, é ativada a redflag. caso contrário, avança-se para o próximo contrato. </text:p>
      <text:p text:style-name="Standard"/>
      <text:p text:style-name="Standard"/>
      <text:p text:style-name="P1">SLIDE 17 : R019 CODIGO</text:p>
      <text:p text:style-name="Standard"/>
      <text:p text:style-name="Standard"><text:span text:style-name="T3">O</text:span> codigo para construir este indicador consiste no seguinte : primeiro é criada a tabela auxiliar em postgresql. <text:s/><text:span text:style-name="T3">D</text:span>e seguida é importada o tabela em questão para o python e calculado os respetivos indicadores estatísticos para cada categoria de cpv. <text:span text:style-name="T3">D</text:span>e seguida, são imputados os valores calculados para a tabela pertencente à base de dados. <text:span text:style-name="T3">P</text:span>or fim, é contruida a query em sql que faz a comparação para cada contrato. </text:p>
      <text:p text:style-name="Standard"/>
      <text:p text:style-name="Standard"/>
      <text:p text:style-name="P2"><text:span text:style-name="T1">SLIDE 18 : R017 </text:span></text:p>
      <text:p text:style-name="Standard"/>
      <text:p text:style-name="Standard"><text:span text:style-name="T3">P</text:span>ara a construção desta flag foi realizado u<text:span text:style-name="T3">m</text:span> procedimento similar ao da flag anterior. </text:p>
      <text:p text:style-name="Standard"><text:span text:style-name="T3">F</text:span>oram subdivididos todos os contratos pelos primeiros 3 dígitos do cpv e foi construída uma tabela auxiliar. <text:span text:style-name="T3">E</text:span>sta tabela é constituída por 303 linhas correspondentes a cada uma das combinações dos 3 primeiros <text:s/>digitos do cpv. <text:span text:style-name="T3">A</text:span> primeira coluna corresponde a cada uma das categorias, a segunda ao valor do preço contratual total para todos os contratos celebrados cujo cpv comece por esses 3 digitos, o número de contratos celebrados e os indicadores estatísticos anteriormente mencionados. </text:p>
      <text:p text:style-name="Standard"><text:span text:style-name="T3">A</text:span>pós a construção da tabela auxiliar, para cada contrato da tabela original é identificado o preço contratual e são selecionados os 3 primeiros digitos do cpv. <text:span text:style-name="T3">D</text:span>e seguida, é verificado na tabela auxiliar qual o valor médio do preço contratual para esse cpv de 3 digitos. <text:span text:style-name="T3">P</text:span>or fim, é verificado se o preço contratual do contrato em questão é superior a 1.5 vezes o preço médio ou inferior a 0.5 vezes o preço médio. <text:span text:style-name="T3">S</text:span>e for, é ativada uma flag. <text:span text:style-name="T3">C</text:span>aso contrário, é analisado o próximo contrato. </text:p>
      <text:p text:style-name="Standard"/>
      <text:p text:style-name="Standard"/>
      <text:p text:style-name="P1">SLIDE 19 : R017 CODIGO</text:p>
      <text:p text:style-name="Standard"/>
      <text:p text:style-name="Standard"><text:span text:style-name="T3">O</text:span> código para construir este indicador consiste nos seguintes passos. <text:span text:style-name="T3">P</text:span>rimeiro são selecionadas todas as combinações dos primeiros 3 digitos do cpv. </text:p>
      <text:p text:style-name="Standard"><text:span text:style-name="T3">N</text:span>a segunda parte, são calculados todos as quantidades anteriormente mencionadas para cada uma das combinações de cpv, desde que o número de contratos por categoria seja superior a 1. <text:span text:style-name="T3">E</text:span>sses <text:soft-page-break/>resultados são escritos na tabela pertencente à base de dados. <text:span text:style-name="T3">P</text:span>or fim, é construído o indicador através de uma query em sql. </text:p>
      <text:p text:style-name="Standard"/>
      <text:p text:style-name="Standard"/>
      <text:p text:style-name="P1">SLIDE 20 : RF1</text:p>
      <text:p text:style-name="Standard"/>
      <text:p text:style-name="Standard"><text:span text:style-name="T3">E</text:span>ste indicador consiste em identificar todos os ajustes diretos cujo valor contratual não esteja em conformidade com a lei. <text:span text:style-name="T3">P</text:span>ara tal, é preciso ter em conta os valores permitidos. os ajustes diretos podem ser subdivididos em 2 critérios e neste caso estamos apenas interessados no ajustes diretos com critério do valor. </text:p>
      <text:p text:style-name="Standard"/>
      <text:p text:style-name="Standard"/>
      <text:p text:style-name="P1">SLIDE 21 : RF1 </text:p>
      <text:p text:style-name="Standard"/>
      <text:p text:style-name="Standard"><text:span text:style-name="T3">P</text:span>ara construir este indicador foi necessário acrescentar uma coluna à tabela que incluísse o tipo de criterio. <text:span text:style-name="T3">P</text:span>ara tal, foi precisar contruir uma coluna temporária que contivesse o artigo presente na coluna da fundamentacao. <text:span text:style-name="T3">E</text:span>ste passo é igual ao que foi realizado na flag r003. <text:span text:style-name="T3">A</text:span> partir da coluna temporária artigo, construíu-se a coluna criterio que toma dois valores : valor ou material. <text:span text:style-name="T3">S</text:span>e o artigo pertencente à coluna artigo pertencer entre o 17 e o 22, a coluna criterio toma o valor valor. caso contrário, toma o valor material. </text:p>
      <text:p text:style-name="Standard"><text:span text:style-name="T3">P</text:span>or fim, através desta nova coluna criterio e da coluna tipocontrato, pode ser construída uma query em sql que filtra todos os contratos que não respeitem os valores apresentados na tabela anterior. </text:p>
      <text:p text:style-name="Standard"/>
      <text:p text:style-name="Standard"/>
      <text:p text:style-name="P1">SLIDE 22 : RF2</text:p>
      <text:p text:style-name="Standard"/>
      <text:p text:style-name="Standard"><text:span text:style-name="T3">E</text:span>ste indicador consiste, apenas, em identificar todos os concursos publicos em que o preço contratual após a celebração do contrato. <text:span text:style-name="T3">P</text:span>ara tal, é verificado para cada contrato se a coluna preco_total_efetivo toma algum valor diferente do preço contratual – em muitos casos, é preenchido neste campo o valor do preço contratual – e se a diferença entre este valor e o preço contratual é superior a 0 em módulo. caso se verifiquem estas duas condições, o contrato é sinalizado. </text:p>
      <text:p text:style-name="Standard"/>
      <text:p text:style-name="Standard"/>
      <text:p text:style-name="P1">SLIDE 23 : RF3 </text:p>
      <text:p text:style-name="Standard"/>
      <text:p text:style-name="Standard"><text:span text:style-name="T3">E</text:span>ste indicador tem como objetivo verificar todos os contratos celebrados cuja data de publicação dos anúncios calhe num feriado nacional. <text:span text:style-name="T3">P</text:span>ara tal, para todos os contratos, foi verificado se a data de publicacao do anúncio calhava em algum feriado para qualquer um dos ano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4:17:04.525449494</meta:creation-date>
    <dc:date>2024-02-06T17:58:27.075293297</dc:date>
    <meta:editing-duration>PT3H41M23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5" meta:paragraph-count="60" meta:word-count="2190" meta:character-count="13249" meta:non-whitespace-character-count="11056"/>
  </office:meta>
</office:document-meta>
</file>